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1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22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04347826086957" calcext:value-type="float">
            <text:p>0.3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472" calcext:value-type="float">
            <text:p>14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1504" calcext:value-type="float">
            <text:p>1504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736" calcext:value-type="float">
            <text:p>7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47" calcext:value-type="float">
            <text:p>47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5.17" calcext:value-type="float">
            <text:p>5.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193423597678917" calcext:value-type="float">
            <text:p>0.19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86.6537717601548" calcext:value-type="float">
            <text:p>86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649.903288201161" calcext:value-type="float">
            <text:p>649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500" calcext:value-type="float">
            <text:p>5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5.92938539209306" calcext:value-type="float">
            <text:p>-5.93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0.929385392093058" calcext:value-type="float">
            <text:p>-0.93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250" calcext:value-type="float">
            <text:p>250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432" calcext:value-type="float">
            <text:p>43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18" calcext:value-type="float">
            <text:p>18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64.6464646464647" calcext:value-type="float">
            <text:p>64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484.848484848485" calcext:value-type="float">
            <text:p>484.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1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, 5-7 bytes, &lt; 1s duration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416666666666667" calcext:value-type="float">
            <text:p>0.4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5*8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144" calcext:value-type="float">
            <text:p>144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6" calcext:value-type="float">
            <text:p>6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0.78" calcext:value-type="float">
            <text:p>0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1.28205128205128" calcext:value-type="float">
            <text:p>1.2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51.2820512820513" calcext:value-type="float">
            <text:p>51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384.615384615385" calcext:value-type="float">
            <text:p>384.6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6" calcext:value-type="float">
            <text:p>0.02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00" calcext:value-type="float">
            <text:p>3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13943352306837" calcext:value-type="float">
            <text:p>1.1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8.39146634685107" calcext:value-type="float">
            <text:p>-8.39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3.39146634685107" calcext:value-type="float">
            <text:p>-3.39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50" calcext:value-type="float">
            <text:p>150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8:18:21.973814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4-03-27T18:29:04.249337909</dc:date>
    <meta:editing-duration>P4DT20H20M</meta:editing-duration>
    <meta:editing-cycles>98</meta:editing-cycles>
    <meta:generator>LibreOffice/24.2.1.2$Linux_X86_64 LibreOffice_project/47cb2a8f5842ca5ed1da82b752a3c58b1b107b25</meta:generator>
    <meta:document-statistic meta:table-count="14" meta:cell-count="1207" meta:object-count="0"/>
  </office:meta>
</office:document-meta>
</file>